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580000025888138EC3.png"/>
  <manifest:file-entry manifest:media-type="image/png" manifest:full-path="Pictures/1000000000000190000000A9218A84F1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svg:stroke-width="0.02cm" svg:stroke-color="#000000" draw:marker-start="Circle" draw:marker-start-width="0.1cm" draw:marker-start-center="true" draw:marker-end="Circle" draw:marker-end-width="0.1cm" draw:marker-end-center="true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40%" style:mirror="none" style:protect="position size"/>
    </style:style>
    <style:style style:name="gr4" style:family="graphic" style:parent-style-name="standard">
      <style:graphic-properties svg:stroke-width="0cm" svg:stroke-color="#000000" draw:marker-start-width="0.2cm" draw:marker-end-width="0.2cm" draw:fill="solid" draw:fill-color="#ffffff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 style:protect="size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 style:protect="size"/>
    </style:style>
    <style:style style:name="gr7" style:family="graphic" style:parent-style-name="objectwithoutfill">
      <style:graphic-properties svg:stroke-width="0.02cm" draw:marker-start="Circle" draw:marker-start-width="0.1cm" draw:marker-start-center="true" draw:marker-end="Circle" draw:marker-end-width="0.1cm" draw:marker-end-center="true" draw:fill="none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svg:stroke-color="#000000" draw:fill="solid" draw:fill-color="#000000" draw:textarea-horizontal-align="justify" draw:textarea-vertical-align="middle" draw:auto-grow-height="false" fo:padding-left="-5cm" style:protect="size"/>
    </style:style>
    <style:style style:name="gr9" style:family="graphic" style:parent-style-name="standard">
      <style:graphic-properties draw:stroke="none" svg:stroke-color="#000000" draw:fill="none" draw:fill-color="#ffffff" fo:min-height="0.2cm"/>
    </style:style>
    <style:style style:name="gr10" style:family="graphic" style:parent-style-name="standard">
      <style:graphic-properties svg:stroke-color="#000000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end"/>
      <style:text-properties fo:font-size="8pt" style:font-size-asian="8pt" style:font-size-complex="8pt"/>
    </style:style>
    <style:style style:name="P5" style:family="paragraph">
      <style:paragraph-properties fo:text-align="end"/>
    </style:style>
    <style:style style:name="P6" style:family="paragraph"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8pt" style:font-size-asian="8pt" style:font-size-complex="8pt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7cm" svg:height="3.642cm" draw:transform="rotate (-1.57533418285097) translate (21.242cm 5.017cm)">
          <draw:image xlink:href="Pictures/1000000000000190000000A9218A84F1.png" xlink:type="simple" xlink:show="embed" xlink:actuate="onLoad">
            <text:p/>
          </draw:image>
        </draw:frame>
        <draw:connector draw:style-name="gr2" draw:text-style-name="P1" draw:layer="controls" draw:line-skew="0.339cm" svg:x1="18.022cm" svg:y1="8.55cm" svg:x2="19.9cm" svg:y2="11.502cm" draw:start-shape="id1" draw:start-glue-point="10" draw:end-shape="id2" draw:end-glue-point="3" svg:d="m18022 8550h1278v2952h600">
          <text:p/>
        </draw:connector>
        <draw:connector draw:style-name="gr2" draw:text-style-name="P1" draw:layer="controls" svg:x1="6.894cm" svg:y1="8.496cm" svg:x2="6.795cm" svg:y2="13.237cm" draw:start-shape="id3" draw:start-glue-point="6" draw:end-shape="id4" draw:end-glue-point="3" svg:d="m6894 8496h-600v4741h501">
          <text:p/>
        </draw:connector>
        <draw:connector draw:style-name="gr2" draw:text-style-name="P1" draw:layer="controls" svg:x1="6.211cm" svg:y1="11.547cm" svg:x2="6.929cm" svg:y2="6.659cm" draw:start-shape="id5" draw:start-glue-point="1" draw:end-shape="id6" draw:end-glue-point="10" svg:d="m6211 11547h1218v-4888h-500">
          <text:p/>
        </draw:connector>
        <draw:frame draw:style-name="gr3" draw:text-style-name="P1" draw:layer="layout" svg:width="10.3cm" svg:height="10.5cm" svg:x="1cm" svg:y="4.7cm">
          <draw:image xlink:href="Pictures/10000000000002580000025888138EC3.png" xlink:type="simple" xlink:show="embed" xlink:actuate="onLoad">
            <text:p/>
          </draw:image>
        </draw:frame>
        <draw:rect draw:style-name="gr4" draw:text-style-name="P2" xml:id="id9" draw:id="id9" draw:layer="controls" svg:width="1cm" svg:height="0.3cm" svg:x="3.8cm" svg:y="11.399cm">
          <text:p text:style-name="P1"><text:span text:style-name="T1">10K</text:span></text:p>
        </draw:rect>
        <draw:rect draw:style-name="gr4" draw:text-style-name="P2" xml:id="id7" draw:id="id7" draw:layer="controls" svg:width="1cm" svg:height="0.3cm" svg:x="3.799cm" svg:y="11.054cm">
          <text:p text:style-name="P1"><text:span text:style-name="T1">10K</text:span></text:p>
        </draw:rect>
        <draw:rect draw:style-name="gr4" draw:text-style-name="P2" xml:id="id5" draw:id="id5" draw:layer="controls" svg:width="1cm" svg:height="0.3cm" svg:x="5.211cm" svg:y="11.397cm">
          <text:p text:style-name="P1"><text:span text:style-name="T1">10K</text:span></text:p>
        </draw:rect>
        <draw:rect draw:style-name="gr4" draw:text-style-name="P2" xml:id="id11" draw:id="id11" draw:layer="controls" svg:width="1cm" svg:height="0.3cm" svg:x="5.211cm" svg:y="11.055cm">
          <text:p text:style-name="P1"><text:span text:style-name="T1">10K</text:span></text:p>
        </draw:rect>
        <draw:rect draw:style-name="gr4" draw:text-style-name="P2" xml:id="id4" draw:id="id4" draw:layer="controls" svg:width="1cm" svg:height="0.3cm" svg:x="6.795cm" svg:y="13.087cm">
          <text:p text:style-name="P1"><text:span text:style-name="T1">1K</text:span></text:p>
        </draw:rect>
        <draw:custom-shape draw:style-name="gr5" draw:text-style-name="P3" xml:id="id8" draw:id="id8" draw:layer="layout" svg:width="0.2cm" svg:height="0.2cm" svg:x="4.907cm" svg:y="1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4.906cm" svg:y="10.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4.906cm" svg:y="10.4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4.906cm" svg:y="10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4.906cm" svg:y="9.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4.906cm" svg:y="9.4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5" draw:id="id25" draw:layer="layout" svg:width="0.2cm" svg:height="0.2cm" svg:x="4.906cm" svg:y="9.0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0" draw:id="id10" draw:layer="layout" svg:width="0.2cm" svg:height="0.2cm" svg:x="4.906cm" svg:y="11.4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9" draw:id="id29" draw:layer="layout" svg:width="0.2cm" svg:height="0.2cm" svg:x="4.906cm" svg:y="11.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4.906cm" svg:y="12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4.906cm" svg:y="12.4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4.906cm" svg:y="12.7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4.906cm" svg:y="13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4.906cm" svg:y="13.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7.896cm" svg:y="11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7.895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7.895cm" svg:y="10.4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7.895cm" svg:y="10.0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3" draw:id="id23" draw:layer="layout" svg:width="0.2cm" svg:height="0.2cm" svg:x="7.895cm" svg:y="9.7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5" draw:id="id15" draw:layer="layout" svg:width="0.2cm" svg:height="0.2cm" svg:x="7.895cm" svg:y="9.4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3" draw:id="id33" draw:layer="layout" svg:width="0.2cm" svg:height="0.2cm" svg:x="7.895cm" svg:y="9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7.895cm" svg:y="11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7.895cm" svg:y="11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7.895cm" svg:y="12.0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7.895cm" svg:y="12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6" draw:id="id36" draw:layer="layout" svg:width="0.2cm" svg:height="0.2cm" svg:x="7.895cm" svg:y="12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7.895cm" svg:y="13.1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6.894cm" svg:y="8.0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" draw:id="id3" draw:layer="layout" svg:width="0.2cm" svg:height="0.2cm" svg:x="6.894cm" svg:y="8.3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6" draw:id="id6" draw:layer="layout" svg:width="0.2cm" svg:height="0.2cm" svg:x="6.729cm" svg:y="6.5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2" draw:id="id12" draw:layer="layout" svg:width="0.2cm" svg:height="0.2cm" svg:x="5.571cm" svg:y="6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9" draw:id="id19" draw:layer="layout" svg:width="0.2cm" svg:height="0.2cm" svg:x="5.893cm" svg:y="8.0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1" draw:id="id21" draw:layer="layout" svg:width="0.2cm" svg:height="0.2cm" svg:x="5.893cm" svg:y="8.3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7.893cm" svg:y="13.4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controls" svg:width="0.2cm" svg:height="0.2cm" svg:x="10.596cm" svg:y="6.6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4" draw:id="id14" draw:layer="controls" svg:width="0.2cm" svg:height="0.2cm" svg:x="10.595cm" svg:y="7.768cm">
          <text:p text:style-name="P5"><text:span text:style-name="T2"><text:s text:c="22"/></text:span><text:span text:style-name="T2">D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6" draw:id="id16" draw:layer="controls" svg:width="0.2cm" svg:height="0.2cm" svg:x="10.595cm" svg:y="6.024cm">
          <text:p text:style-name="P5"><text:span text:style-name="T2"><text:s text:c="19"/></text:span><text:span text:style-name="T2">G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35" draw:id="id35" draw:layer="controls" svg:width="0.2cm" svg:height="0.2cm" svg:x="10.595cm" svg:y="4.718cm">
          <text:p text:style-name="P5"><text:span text:style-name="T2"><text:s text:c="19"/></text:span><text:span text:style-name="T2">B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7" draw:id="id17" draw:layer="controls" svg:width="0.2cm" svg:height="0.2cm" svg:x="10.595cm" svg:y="5.038cm">
          <text:p text:style-name="P5"><text:span text:style-name="T2"><text:s text:c="19"/></text:span><text:span text:style-name="T2">B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34" draw:id="id34" draw:layer="controls" svg:width="0.2cm" svg:height="0.2cm" svg:x="10.595cm" svg:y="6.374cm">
          <text:p text:style-name="P5"><text:span text:style-name="T2"><text:s text:c="18"/></text:span><text:span text:style-name="T2">3.3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controls" svg:width="0.2cm" svg:height="0.2cm" svg:x="10.595cm" svg:y="5.374cm">
          <text:p text:style-name="P5"><text:span text:style-name="T2"><text:s text:c="21"/></text:span><text:span text:style-name="T2">5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controls" svg:width="0.2cm" svg:height="0.2cm" svg:x="10.595cm" svg:y="7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controls" svg:width="0.2cm" svg:height="0.2cm" svg:x="10.595cm" svg:y="7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8" draw:id="id18" draw:layer="controls" svg:width="0.2cm" svg:height="0.2cm" svg:x="10.595cm" svg:y="9.096cm">
          <text:p text:style-name="P5"><text:span text:style-name="T2"><text:s text:c="19"/></text:span><text:span text:style-name="T2">G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controls" draw:type="line" svg:x1="4.799cm" svg:y1="11.204cm" svg:x2="4.907cm" svg:y2="11.199cm" draw:start-shape="id7" draw:start-glue-point="1" draw:end-shape="id8" draw:end-glue-point="6" svg:d="m4799 11204 108-5">
          <text:p/>
        </draw:connector>
        <draw:connector draw:style-name="gr7" draw:text-style-name="P1" draw:layer="controls" draw:type="line" svg:x1="4.8cm" svg:y1="11.549cm" svg:x2="4.906cm" svg:y2="11.542cm" draw:start-shape="id9" draw:start-glue-point="1" draw:end-shape="id10" draw:end-glue-point="6" svg:d="m4800 11549 106-7">
          <text:p/>
        </draw:connector>
        <draw:connector draw:style-name="gr7" draw:text-style-name="P1" draw:layer="controls" draw:type="line" svg:x1="5.211cm" svg:y1="11.205cm" svg:x2="5.107cm" svg:y2="11.199cm" draw:start-shape="id11" draw:start-glue-point="3" draw:end-shape="id8" draw:end-glue-point="10" svg:d="m5211 11205-104-6">
          <text:p/>
        </draw:connector>
        <draw:connector draw:style-name="gr7" draw:text-style-name="P1" draw:layer="controls" draw:type="line" svg:x1="5.211cm" svg:y1="11.547cm" svg:x2="5.106cm" svg:y2="11.542cm" draw:start-shape="id5" draw:start-glue-point="3" draw:end-shape="id10" draw:end-glue-point="10" svg:d="m5211 11547-105-5">
          <text:p/>
        </draw:connector>
        <draw:connector draw:style-name="gr7" draw:text-style-name="P1" draw:layer="controls" draw:type="line" svg:x1="7.795cm" svg:y1="13.237cm" svg:x2="7.896cm" svg:y2="13.233cm" draw:start-shape="id4" draw:start-glue-point="1" svg:d="m7795 13237 101-4">
          <text:p/>
        </draw:connector>
        <draw:connector draw:style-name="gr2" draw:text-style-name="P1" draw:layer="controls" svg:x1="3.799cm" svg:y1="11.204cm" svg:x2="3.8cm" svg:y2="11.549cm" draw:start-shape="id7" draw:start-glue-point="3" draw:end-shape="id9" draw:end-glue-point="3" svg:d="m3799 11204h-501v345h502">
          <text:p/>
        </draw:connector>
        <draw:connector draw:style-name="gr2" draw:text-style-name="P1" draw:layer="controls" draw:line-skew="-0.112cm -1.11cm" svg:x1="6.211cm" svg:y1="11.205cm" svg:x2="5.671cm" svg:y2="6.765cm" draw:start-shape="id11" draw:start-glue-point="1" draw:end-shape="id12" draw:end-glue-point="8" svg:d="m6211 11205h389v-3405h-929v-1035">
          <text:p/>
        </draw:connector>
        <draw:connector draw:style-name="gr2" draw:text-style-name="P1" draw:layer="controls" draw:line-skew="0.409cm" svg:x1="6.792cm" svg:y1="9.842cm" svg:x2="10.595cm" svg:y2="7.868cm" draw:start-shape="id13" draw:start-glue-point="3" draw:end-shape="id14" draw:end-glue-point="6" svg:d="m6792 9842h-92v-1974h3895">
          <text:p/>
        </draw:connector>
        <draw:connector draw:style-name="gr2" draw:text-style-name="P1" draw:layer="controls" svg:x1="8.095cm" svg:y1="9.511cm" svg:x2="10.595cm" svg:y2="6.124cm" draw:start-shape="id15" draw:start-glue-point="10" draw:end-shape="id16" draw:end-glue-point="6" svg:d="m8095 9511h771v-3387h1729">
          <text:p/>
        </draw:connector>
        <draw:connector draw:style-name="gr2" draw:text-style-name="P1" draw:layer="controls" svg:x1="5.671cm" svg:y1="6.565cm" svg:x2="10.595cm" svg:y2="5.138cm" draw:start-shape="id12" draw:start-glue-point="4" draw:end-shape="id17" draw:end-glue-point="6" svg:d="m5671 6565v-1427h4924">
          <text:p/>
        </draw:connector>
        <draw:connector draw:style-name="gr2" draw:text-style-name="P1" draw:layer="controls" draw:line-skew="0.534cm" svg:x1="8.095cm" svg:y1="9.511cm" svg:x2="10.595cm" svg:y2="9.196cm" draw:start-shape="id15" draw:start-glue-point="10" draw:end-shape="id18" draw:end-glue-point="6" svg:d="m8095 9511h1305v-315h1195">
          <text:p/>
        </draw:connector>
        <draw:custom-shape draw:style-name="gr8" draw:text-style-name="P4" xml:id="id20" draw:id="id20" draw:layer="controls" svg:width="0.2cm" svg:height="0.2cm" svg:x="3.4cm" svg:y="8.072cm">
          <text:p text:style-name="P5"><text:span text:style-name="T2">S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22" draw:id="id22" draw:layer="controls" svg:width="0.2cm" svg:height="0.2cm" svg:x="3.4cm" svg:y="8.4cm">
          <text:p text:style-name="P5"><text:span text:style-name="T2">S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controls" svg:x1="5.893cm" svg:y1="8.173cm" svg:x2="3.6cm" svg:y2="8.172cm" draw:start-shape="id19" draw:start-glue-point="6" draw:end-shape="id20" draw:end-glue-point="10" svg:d="m5893 8173h-1147v-1h-1146">
          <text:p/>
        </draw:connector>
        <draw:connector draw:style-name="gr2" draw:text-style-name="P1" draw:layer="controls" draw:line-skew="-0.296cm" svg:x1="5.893cm" svg:y1="8.495cm" svg:x2="3.6cm" svg:y2="8.5cm" draw:start-shape="id21" draw:start-glue-point="6" draw:end-shape="id22" draw:end-glue-point="10" svg:d="m5893 8495h-1443v5h-850">
          <text:p/>
        </draw:connector>
        <draw:connector draw:style-name="gr7" draw:text-style-name="P1" draw:layer="controls" draw:type="line" svg:x1="7.792cm" svg:y1="9.842cm" svg:x2="7.895cm" svg:y2="9.839cm" draw:start-shape="id13" draw:start-glue-point="1" draw:end-shape="id23" draw:end-glue-point="6" svg:d="m7792 9842 103-3">
          <text:p/>
        </draw:connector>
        <draw:rect draw:style-name="gr4" draw:text-style-name="P2" xml:id="id24" draw:id="id24" draw:layer="controls" svg:width="1cm" svg:height="0.3cm" draw:transform="rotate (-1.58196643400855) translate (10.352cm 8.049cm)">
          <text:p text:style-name="P1"><text:span text:style-name="T1">10K</text:span></text:p>
        </draw:rect>
        <draw:connector draw:style-name="gr7" draw:text-style-name="P1" draw:layer="controls" draw:type="line" svg:x1="10.595cm" svg:y1="9.196cm" svg:x2="10.191cm" svg:y2="9.047cm" draw:start-shape="id18" draw:start-glue-point="6" draw:end-shape="id24" draw:end-glue-point="1" svg:d="m10595 9196-404-149">
          <text:p/>
        </draw:connector>
        <draw:connector draw:style-name="gr7" draw:text-style-name="P1" draw:layer="controls" draw:type="line" svg:x1="10.202cm" svg:y1="8.047cm" svg:x2="10.595cm" svg:y2="7.868cm" draw:start-shape="id24" draw:start-glue-point="3" draw:end-shape="id14" draw:end-glue-point="6" svg:d="m10202 8047 393-179">
          <text:p/>
        </draw:connector>
        <draw:connector draw:style-name="gr2" draw:text-style-name="P1" draw:layer="controls" svg:x1="4.906cm" svg:y1="9.176cm" svg:x2="3.799cm" svg:y2="11.204cm" draw:start-shape="id25" draw:start-glue-point="6" draw:end-shape="id7" draw:end-glue-point="3" svg:d="m4906 9176h-1608v2028h501">
          <text:p/>
        </draw:connector>
        <draw:custom-shape draw:style-name="gr6" draw:text-style-name="P4" xml:id="id26" draw:id="id26" draw:layer="controls" svg:width="0.2cm" svg:height="0.2cm" svg:x="10.594cm" svg:y="5.683cm">
          <text:p text:style-name="P5"><text:span text:style-name="T2"><text:s text:c="19"/></text:span><text:span text:style-name="T2">G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controls" svg:x1="10.595cm" svg:y1="6.124cm" svg:x2="10.594cm" svg:y2="5.783cm" draw:start-shape="id16" draw:start-glue-point="6" draw:end-shape="id26" draw:end-glue-point="6" svg:d="m10595 6124h-1459v-341h1458">
          <text:p/>
        </draw:connector>
        <draw:rect draw:style-name="gr4" draw:text-style-name="P2" xml:id="id27" draw:id="id27" draw:layer="controls" svg:width="1cm" svg:height="0.3cm" draw:transform="rotate (-0.91263266586885) translate (7.265cm 8.542cm)">
          <text:p text:style-name="P1"><text:span text:style-name="T1">10K</text:span></text:p>
        </draw:rect>
        <draw:connector draw:style-name="gr7" draw:text-style-name="P1" draw:layer="controls" draw:type="line" svg:x1="7.758cm" svg:y1="9.425cm" svg:x2="7.895cm" svg:y2="9.511cm" draw:start-shape="id27" draw:start-glue-point="1" draw:end-shape="id15" draw:end-glue-point="6" svg:d="m7758 9425 137 86">
          <text:p/>
        </draw:connector>
        <draw:connector draw:style-name="gr7" draw:text-style-name="P1" draw:layer="controls" draw:type="line" svg:x1="7.146cm" svg:y1="8.634cm" svg:x2="7.094cm" svg:y2="8.496cm" draw:start-shape="id27" draw:start-glue-point="3" draw:end-shape="id3" draw:end-glue-point="10" svg:d="m7146 8634-52-138">
          <text:p/>
        </draw:connector>
        <draw:custom-shape draw:style-name="gr6" draw:text-style-name="P4" xml:id="id28" draw:id="id28" draw:layer="controls" svg:width="0.2cm" svg:height="0.2cm" svg:x="10.605cm" svg:y="9.415cm">
          <text:p text:style-name="P5"><text:span text:style-name="T2"><text:s text:c="19"/></text:span><text:span text:style-name="T2">G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controls" svg:x1="10.605cm" svg:y1="9.515cm" svg:x2="8.095cm" svg:y2="9.511cm" draw:start-shape="id28" draw:start-glue-point="6" draw:end-shape="id15" draw:end-glue-point="10" svg:d="m10605 9515h-1734v-4h-776">
          <text:p/>
        </draw:connector>
        <draw:frame draw:style-name="gr9" draw:text-style-name="P6" draw:layer="controls" svg:width="1.1cm" svg:height="0.564cm" svg:x="5.263cm" svg:y="12.466cm">
          <draw:text-box>
            <text:p><text:span text:style-name="T1">Tmp</text:span></text:p>
          </draw:text-box>
        </draw:frame>
        <draw:connector draw:style-name="gr7" draw:text-style-name="P1" draw:layer="controls" draw:type="line" svg:x1="5.106cm" svg:y1="11.87cm" svg:x2="5.826cm" svg:y2="12.217cm" draw:start-shape="id29" draw:start-glue-point="10" draw:end-shape="id30" draw:end-glue-point="7" svg:d="m5106 11870 720 347">
          <text:p/>
        </draw:connector>
        <draw:connector draw:style-name="gr2" draw:text-style-name="P1" draw:layer="controls" svg:x1="5.875cm" svg:y1="12.01cm" svg:x2="7.895cm" svg:y2="9.511cm" draw:start-shape="id31" draw:start-glue-point="10" draw:end-shape="id15" draw:end-glue-point="6" svg:d="m5875 12010h1010v-2499h1010">
          <text:p/>
        </draw:connector>
        <draw:connector draw:style-name="gr2" draw:text-style-name="P1" draw:layer="controls" draw:line-skew="0.225cm -1.754cm" svg:x1="5.867cm" svg:y1="12.387cm" svg:x2="5.671cm" svg:y2="6.765cm" draw:start-shape="id32" draw:start-glue-point="9" draw:end-shape="id12" draw:end-glue-point="8" svg:d="m5867 12387h733v-4587h-929v-1035">
          <text:p/>
        </draw:connector>
        <draw:rect draw:style-name="gr4" draw:text-style-name="P2" xml:id="id13" draw:id="id13" draw:layer="controls" svg:width="1cm" svg:height="0.3cm" svg:x="6.792cm" svg:y="9.692cm">
          <text:p text:style-name="P1"><text:span text:style-name="T1">10K</text:span></text:p>
        </draw:rect>
        <draw:g>
          <draw:custom-shape draw:style-name="gr5" draw:text-style-name="P3" xml:id="id31" draw:id="id31" draw:layer="controls" svg:width="0.05cm" svg:height="0.05cm" svg:x="5.825cm" svg:y="11.9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xml:id="id30" draw:id="id30" draw:layer="controls" svg:width="0.05cm" svg:height="0.05cm" svg:x="5.819cm" svg:y="12.1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xml:id="id32" draw:id="id32" draw:layer="controls" svg:width="0.05cm" svg:height="0.05cm" svg:x="5.824cm" svg:y="12.3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7" draw:layer="controls" svg:width="0.601cm" svg:height="0.699cm" draw:transform="rotate (-1.57620684747697) translate (6.3cm 11.9cm)">
            <text:p/>
            <draw:enhanced-geometry draw:mirror-horizontal="false" draw:mirror-vertical="false" draw:glue-point-type="segments" draw:type="mso-spt100" draw:modifiers="179.890027429682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connector draw:style-name="gr2" draw:text-style-name="P1" draw:layer="controls" svg:x1="8.095cm" svg:y1="9.175cm" svg:x2="10.595cm" svg:y2="6.474cm" draw:start-shape="id33" draw:start-glue-point="10" draw:end-shape="id34" draw:end-glue-point="6" svg:d="m8095 9175h803v-2701h1697">
          <text:p/>
        </draw:connector>
        <draw:connector draw:style-name="gr2" draw:text-style-name="P1" draw:layer="controls" svg:x1="10.595cm" svg:y1="5.138cm" svg:x2="10.595cm" svg:y2="4.818cm" draw:start-shape="id17" draw:start-glue-point="6" draw:end-shape="id35" draw:end-glue-point="6" svg:d="m10595 5138h-1409v-320h1409">
          <text:p/>
        </draw:connector>
        <draw:rect draw:style-name="gr4" draw:text-style-name="P2" xml:id="id37" draw:id="id37" draw:layer="controls" svg:width="1cm" svg:height="0.3cm" svg:x="8.219cm" svg:y="12.738cm">
          <text:p text:style-name="P1"><text:span text:style-name="T1">LED</text:span></text:p>
        </draw:rect>
        <draw:connector draw:style-name="gr7" draw:text-style-name="P1" draw:layer="controls" draw:type="line" svg:x1="8.095cm" svg:y1="12.897cm" svg:x2="8.219cm" svg:y2="12.888cm" draw:start-shape="id36" draw:start-glue-point="10" draw:end-shape="id37" draw:end-glue-point="3" svg:d="m8095 12897 124-9">
          <text:p/>
        </draw:connector>
        <draw:rect draw:style-name="gr4" draw:text-style-name="P2" xml:id="id38" draw:id="id38" draw:layer="controls" svg:width="1cm" svg:height="0.3cm" draw:transform="rotate (-1.58196643400855) translate (9.552cm 10.749cm)">
          <text:p text:style-name="P1"><text:span text:style-name="T1">10K</text:span></text:p>
        </draw:rect>
        <draw:connector draw:style-name="gr2" draw:text-style-name="P1" draw:layer="controls" svg:x1="9.402cm" svg:y1="10.747cm" svg:x2="8.095cm" svg:y2="9.511cm" draw:start-shape="id38" draw:start-glue-point="3" draw:end-shape="id15" draw:end-glue-point="10" svg:d="m9402 10747v-1236h-1307">
          <text:p/>
        </draw:connector>
        <draw:connector draw:style-name="gr2" draw:text-style-name="P1" draw:layer="controls" svg:x1="9.219cm" svg:y1="12.888cm" svg:x2="9.391cm" svg:y2="11.747cm" draw:start-shape="id37" draw:start-glue-point="1" draw:end-shape="id38" draw:end-glue-point="1" svg:d="m9219 12888h172v-1141">
          <text:p/>
        </draw:connector>
        <draw:custom-shape draw:style-name="gr5" draw:text-style-name="P3" draw:layer="layout" svg:width="0.2cm" svg:height="0.2cm" svg:x="17.814cm" svg:y="11.0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17.813cm" svg:y="10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17.813cm" svg:y="10.3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17.813cm" svg:y="10.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49" draw:id="id49" draw:layer="layout" svg:width="0.2cm" svg:height="0.2cm" svg:x="17.813cm" svg:y="9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55" draw:id="id55" draw:layer="layout" svg:width="0.2cm" svg:height="0.2cm" svg:x="17.813cm" svg:y="9.3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17.813cm" svg:y="9.0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17.813cm" svg:y="11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17.813cm" svg:y="11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17.813cm" svg:y="12.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17.813cm" svg:y="12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17.813cm" svg:y="12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51" draw:id="id51" draw:layer="layout" svg:width="0.2cm" svg:height="0.2cm" svg:x="17.813cm" svg:y="13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17.811cm" svg:y="13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44" draw:id="id44" draw:layer="layout" svg:width="0.2cm" svg:height="0.2cm" svg:x="20.778cm" svg:y="11.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20.777cm" svg:y="10.7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20.777cm" svg:y="10.3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20.777cm" svg:y="10.0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20.777cm" svg:y="9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20.777cm" svg:y="9.3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41" draw:id="id41" draw:layer="layout" svg:width="0.2cm" svg:height="0.2cm" svg:x="20.777cm" svg:y="9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42" draw:id="id42" draw:layer="layout" svg:width="0.2cm" svg:height="0.2cm" svg:x="20.777cm" svg:y="11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57" draw:id="id57" draw:layer="layout" svg:width="0.2cm" svg:height="0.2cm" svg:x="20.777cm" svg:y="11.7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20.777cm" svg:y="12.0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20.777cm" svg:y="12.4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20.777cm" svg:y="12.7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20.777cm" svg:y="13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20.775cm" svg:y="13.4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53" draw:id="id53" draw:layer="layout" svg:width="0.2cm" svg:height="0.2cm" svg:x="17.824cm" svg:y="8.736cm">
          <text:p text:style-name="P8"><text:span text:style-name="T2">DTR <text:s text:c="11"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1" draw:id="id1" draw:layer="layout" svg:width="0.2cm" svg:height="0.2cm" svg:x="17.822cm" svg:y="8.45cm">
          <text:p text:style-name="P8"><text:span text:style-name="T2">CHG <text:s text:c="12"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39" draw:id="id39" draw:layer="layout" svg:width="0.2cm" svg:height="0.2cm" svg:x="20.767cm" svg:y="8.463cm">
          <text:p text:style-name="P8"><text:span text:style-name="T2"><text:s text:c="14"/></text:span><text:span text:style-name="T2">B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xml:id="id52" draw:id="id52" draw:layer="controls" svg:x1="20.767cm" svg:y1="8.563cm" svg:x2="20.767cm" svg:y2="8.563cm" draw:start-shape="id39" draw:start-glue-point="6" draw:end-shape="id39" draw:end-glue-point="6" svg:d="">
          <text:p/>
        </draw:connector>
        <draw:connector draw:style-name="gr2" draw:text-style-name="P1" draw:layer="controls" svg:x1="20.283cm" svg:y1="9.128cm" svg:x2="20.777cm" svg:y2="9.137cm" draw:start-shape="id40" draw:start-glue-point="10" draw:end-shape="id41" draw:end-glue-point="6" svg:d="m20283 9128h247v9h247">
          <text:p/>
        </draw:connector>
        <draw:custom-shape draw:style-name="gr5" draw:text-style-name="P3" xml:id="id40" draw:id="id40" draw:layer="controls" svg:width="0.05cm" svg:height="0.05cm" svg:x="20.233cm" svg:y="9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controls" svg:width="0.05cm" svg:height="0.05cm" svg:x="20.066cm" svg:y="9.1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47" draw:id="id47" draw:layer="controls" svg:width="0.05cm" svg:height="0.05cm" svg:x="19.871cm" svg:y="9.0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xml:id="id56" draw:id="id56" draw:layer="controls" svg:width="1.1cm" svg:height="0.564cm" svg:x="19.563cm" svg:y="9.166cm">
          <draw:text-box>
            <text:p><text:span text:style-name="T1">Tmp</text:span></text:p>
          </draw:text-box>
        </draw:frame>
        <draw:rect draw:style-name="gr4" draw:text-style-name="P2" xml:id="id43" draw:id="id43" draw:layer="controls" svg:width="0.726cm" svg:height="0.3cm" svg:x="19.9cm" svg:y="11.009cm">
          <text:p text:style-name="P1"><text:span text:style-name="T1">10K</text:span></text:p>
        </draw:rect>
        <draw:rect draw:style-name="gr4" draw:text-style-name="P2" xml:id="id2" draw:id="id2" draw:layer="controls" svg:width="0.725cm" svg:height="0.3cm" svg:x="19.9cm" svg:y="11.352cm">
          <text:p text:style-name="P1"><text:span text:style-name="T1">10K</text:span></text:p>
        </draw:rect>
        <draw:connector draw:style-name="gr7" draw:text-style-name="P1" draw:layer="controls" draw:type="line" svg:x1="20.625cm" svg:y1="11.502cm" svg:x2="20.777cm" svg:y2="11.503cm" draw:start-shape="id2" draw:start-glue-point="1" draw:end-shape="id42" draw:end-glue-point="6" svg:d="m20625 11502 152 1">
          <text:p/>
        </draw:connector>
        <draw:connector draw:style-name="gr7" draw:text-style-name="P1" draw:layer="controls" draw:type="line" svg:x1="20.626cm" svg:y1="11.159cm" svg:x2="20.778cm" svg:y2="11.16cm" draw:start-shape="id43" draw:start-glue-point="1" draw:end-shape="id44" draw:end-glue-point="6" svg:d="m20626 11159 152 1">
          <text:p/>
        </draw:connector>
        <draw:rect draw:style-name="gr4" draw:text-style-name="P2" xml:id="id45" draw:id="id45" draw:layer="controls" svg:width="0.775cm" svg:height="0.3cm" svg:x="21.125cm" svg:y="11.008cm">
          <text:p text:style-name="P1"><text:span text:style-name="T1">10K</text:span></text:p>
        </draw:rect>
        <draw:rect draw:style-name="gr4" draw:text-style-name="P2" xml:id="id46" draw:id="id46" draw:layer="controls" svg:width="0.776cm" svg:height="0.3cm" svg:x="21.124cm" svg:y="11.351cm">
          <text:p text:style-name="P1"><text:span text:style-name="T1">10K</text:span></text:p>
        </draw:rect>
        <draw:connector draw:style-name="gr7" draw:text-style-name="P1" draw:layer="controls" draw:type="line" svg:x1="20.978cm" svg:y1="11.16cm" svg:x2="21.125cm" svg:y2="11.158cm" draw:start-shape="id44" draw:start-glue-point="10" draw:end-shape="id45" draw:end-glue-point="3" svg:d="m20978 11160 147-2">
          <text:p/>
        </draw:connector>
        <draw:connector draw:style-name="gr7" draw:text-style-name="P1" draw:layer="controls" draw:type="line" svg:x1="20.977cm" svg:y1="11.503cm" svg:x2="21.124cm" svg:y2="11.501cm" draw:start-shape="id42" draw:start-glue-point="10" draw:end-shape="id46" svg:d="m20977 11503 147-2">
          <text:p/>
        </draw:connector>
        <draw:connector draw:style-name="gr2" draw:text-style-name="P1" draw:layer="controls" svg:x1="20.977cm" svg:y1="9.137cm" svg:x2="21.9cm" svg:y2="11.501cm" draw:start-shape="id41" draw:start-glue-point="10" draw:end-shape="id46" draw:end-glue-point="1" svg:d="m20977 9137h1424v2364h-501">
          <text:p/>
        </draw:connector>
        <draw:connector draw:style-name="gr2" draw:text-style-name="P1" draw:layer="controls" svg:x1="20.977cm" svg:y1="9.137cm" svg:x2="21.9cm" svg:y2="11.158cm" draw:start-shape="id41" draw:start-glue-point="10" draw:end-shape="id45" draw:end-glue-point="1" svg:d="m20977 9137h1424v2021h-501">
          <text:p/>
        </draw:connector>
        <draw:connector draw:style-name="gr2" draw:text-style-name="P1" draw:layer="controls" draw:line-skew="0.33cm" svg:x1="19.878cm" svg:y1="9.135cm" svg:x2="20.767cm" svg:y2="8.563cm" draw:start-shape="id47" draw:start-glue-point="7" draw:end-shape="id39" draw:end-glue-point="6" svg:d="m19878 9135h-178v-572h1067">
          <text:p/>
        </draw:connector>
        <draw:custom-shape draw:style-name="gr5" draw:text-style-name="P4" xml:id="id48" draw:id="id48" draw:layer="controls" svg:width="0.2cm" svg:height="0.2cm" svg:x="16.096cm" svg:y="9.6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controls" svg:x1="16.296cm" svg:y1="9.797cm" svg:x2="17.813cm" svg:y2="9.802cm" draw:start-shape="id48" draw:start-glue-point="10" draw:end-shape="id49" draw:end-glue-point="6" svg:d="m16296 9797h758v5h759">
          <text:p/>
        </draw:connector>
        <draw:rect draw:style-name="gr4" draw:text-style-name="P2" xml:id="id50" draw:id="id50" draw:layer="controls" svg:width="0.702cm" svg:height="0.3cm" draw:transform="rotate (-1.57044726094539) translate (18.953cm 10.7cm)">
          <text:p text:style-name="P1"><text:span text:style-name="T1">1K</text:span></text:p>
        </draw:rect>
        <draw:connector draw:style-name="gr2" draw:text-style-name="P1" draw:layer="controls" svg:x1="18.803cm" svg:y1="11.402cm" svg:x2="18.013cm" svg:y2="13.19cm" draw:start-shape="id50" draw:start-glue-point="1" draw:end-shape="id51" draw:end-glue-point="10" svg:d="m18803 11402v1788h-790">
          <text:p/>
        </draw:connector>
        <draw:connector draw:style-name="gr2" draw:text-style-name="P1" draw:layer="layout" draw:line-skew="0.301cm" svg:x1="19.9cm" svg:y1="11.159cm" svg:x2="20.767cm" svg:y2="8.563cm" draw:start-shape="id43" draw:start-glue-point="3" draw:end-shape="id52" draw:end-glue-point="0" svg:d="m19900 11159h-200v-2596h1067">
          <text:p/>
        </draw:connector>
        <draw:custom-shape draw:style-name="gr10" draw:text-style-name="P7" draw:layer="controls" svg:width="0.601cm" svg:height="0.699cm" draw:transform="rotate (3.13216787562843) translate (20.386cm 9.594cm)">
          <text:p/>
          <draw:enhanced-geometry draw:mirror-horizontal="false" draw:mirror-vertical="false" draw:glue-point-type="segments" draw:type="mso-spt100" draw:modifiers="179.890027429682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onnector draw:style-name="gr2" draw:text-style-name="P1" draw:layer="layout" svg:x1="18.024cm" svg:y1="8.836cm" svg:x2="18.803cm" svg:y2="10.7cm" draw:start-shape="id53" draw:start-glue-point="10" draw:end-shape="id50" draw:end-glue-point="3" svg:d="m18024 8836h779v1864">
          <text:p/>
        </draw:connector>
        <draw:rect draw:style-name="gr4" draw:text-style-name="P2" xml:id="id54" draw:id="id54" draw:layer="layout" svg:width="0.699cm" svg:height="0.3cm" draw:transform="rotate (-1.57044726094539) translate (18.652cm 9.001cm)">
          <text:p text:style-name="P1"><text:span text:style-name="T1">10K</text:span></text:p>
        </draw:rect>
        <draw:connector draw:style-name="gr2" draw:text-style-name="P1" draw:layer="layout" svg:x1="18.024cm" svg:y1="8.836cm" svg:x2="18.502cm" svg:y2="9.001cm" draw:start-shape="id53" draw:start-glue-point="10" draw:end-shape="id54" draw:end-glue-point="3" svg:d="m18024 8836h478v165">
          <text:p/>
        </draw:connector>
        <draw:connector draw:style-name="gr2" draw:text-style-name="P1" draw:layer="layout" draw:line-skew="-0.953cm -0.402cm" svg:x1="18.013cm" svg:y1="9.474cm" svg:x2="18.502cm" svg:y2="9.7cm" draw:start-shape="id55" draw:start-glue-point="10" draw:end-shape="id54" draw:end-glue-point="1" svg:d="m18013 9474h187v325h302v-99">
          <text:p/>
        </draw:connector>
        <draw:connector draw:style-name="gr2" draw:text-style-name="P1" draw:layer="layout" draw:line-skew="0.934cm 0.437cm" svg:x1="20.113cm" svg:y1="9.166cm" svg:x2="20.777cm" svg:y2="11.831cm" draw:start-shape="id56" draw:start-glue-point="0" draw:end-shape="id57" draw:end-glue-point="6" svg:d="m20113 9166v434h-613v2231h127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Board</svg:title>
      </draw:layer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13T15:52:12</meta:creation-date>
    <dc:date>2012-10-03T13:09:36</dc:date>
    <meta:editing-duration>P2DT6H41M54S</meta:editing-duration>
    <meta:editing-cycles>38</meta:editing-cycles>
    <meta:generator>OpenOffice.org/3.4.1$Unix OpenOffice.org_project/341m1$Build-9593</meta:generator>
    <meta:document-statistic meta:object-count="157"/>
  </office:meta>
</office:document-meta>
</file>